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ff" draw:textarea-horizontal-align="justify" draw:textarea-vertical-align="middle" draw:auto-grow-height="false" fo:min-height="0.65cm" fo:min-width="6.5cm"/>
    </style:style>
    <style:style style:name="gr2" style:family="graphic" style:parent-style-name="standard">
      <style:graphic-properties draw:fill-color="#e6e6ff" draw:textarea-horizontal-align="justify" draw:textarea-vertical-align="middle" draw:auto-grow-height="false" fo:min-height="0.55cm" fo:min-width="2cm"/>
    </style:style>
    <style:style style:name="gr3" style:family="graphic" style:parent-style-name="standard">
      <style:graphic-properties svg:stroke-color="#003300" draw:fill-color="#ccffcc" draw:opacity="33%" draw:textarea-horizontal-align="justify" draw:textarea-vertical-align="middle" draw:auto-grow-height="false" fo:min-height="1.35cm" fo:min-width="1.2cm"/>
    </style:style>
    <style:style style:name="gr4" style:family="graphic" style:parent-style-name="standard">
      <style:graphic-properties draw:fill-color="#e6e6ff" draw:textarea-horizontal-align="justify" draw:textarea-vertical-align="middle" draw:auto-grow-height="false" fo:min-height="0.55cm" fo:min-width="5.3cm"/>
    </style:style>
    <style:style style:name="gr5" style:family="graphic" style:parent-style-name="standard">
      <style:graphic-properties draw:textarea-horizontal-align="justify" draw:textarea-vertical-align="middle" draw:auto-grow-height="false" fo:min-height="0.45cm" fo:min-width="9.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none" draw:textarea-vertical-align="middle" draw:auto-grow-height="false" fo:min-height="0.414cm" fo:min-width="0cm"/>
    </style:style>
    <style:style style:name="gr10" style:family="graphic" style:parent-style-name="standard">
      <style:graphic-properties draw:fill="none" draw:textarea-vertical-align="middle" draw:auto-grow-height="false" fo:min-height="0.698cm" fo:min-width="0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2.25cm" fo:min-width="9.2cm"/>
    </style:style>
    <style:style style:name="gr12" style:family="graphic" style:parent-style-name="standard">
      <style:graphic-properties draw:textarea-horizontal-align="justify" draw:textarea-vertical-align="middle" draw:auto-grow-height="false" fo:min-height="0.014cm" fo:min-width="0.15cm"/>
    </style:style>
    <style:style style:name="gr13" style:family="graphic" style:parent-style-name="standard">
      <style:graphic-properties draw:textarea-horizontal-align="justify" draw:textarea-vertical-align="middle" draw:auto-grow-height="false" fo:min-height="0.277cm" fo:min-width="0.15cm"/>
    </style:style>
    <style:style style:name="gr14" style:family="graphic" style:parent-style-name="standard">
      <style:graphic-properties svg:stroke-color="#006633" draw:fill-color="#007826" draw:opacity="33%" draw:textarea-horizontal-align="justify" draw:textarea-vertical-align="middle" draw:auto-grow-height="false" fo:min-height="0.15cm" fo:min-width="1.514cm"/>
    </style:style>
    <style:style style:name="P1" style:family="paragraph">
      <style:paragraph-properties fo:text-align="center"/>
    </style:style>
    <style:style style:name="P2" style:family="paragraph">
      <loext:graphic-properties draw:fill-color="#e6e6ff"/>
      <style:paragraph-properties fo:text-align="center"/>
      <style:text-properties fo:font-size="15pt" style:font-size-asian="18pt" style:font-size-complex="18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e6e6ff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ccffcc" draw:opacity="33%"/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5pt" style:font-size-asian="15pt" style:font-size-complex="15pt"/>
    </style:style>
    <style:style style:name="P8" style:family="paragraph">
      <loext:graphic-properties draw:fill="none" draw:fill-color="#ffffff"/>
      <style:text-properties fo:font-size="11pt" style:font-size-asian="11pt" style:font-size-complex="11pt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007826" draw:opacity="33%"/>
      <style:paragraph-properties fo:text-align="center"/>
    </style:style>
    <style:style style:name="T1" style:family="text">
      <style:text-properties fo:font-size="15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cm" svg:height="0.9cm" svg:x="1.55cm" svg:y="3.5cm">
          <text:p text:style-name="P1"><text:span text:style-name="T1">Organizational Capabiliti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cm" svg:height="0.8cm" svg:x="3.8cm" svg:y="1.8cm">
          <text:p text:style-name="P3"><text:span text:style-name="T2">Strategy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cm" svg:height="1.6cm" svg:x="9.3cm" svg:y="1.4cm">
          <text:p text:style-name="P5"><text:span text:style-name="T3">Industry</text:span></text:p>
          <text:p text:style-name="P5"><text:span text:style-name="T3">Key</text:span></text:p>
          <text:p text:style-name="P5"><text:span text:style-name="T3">Success</text:span></text:p>
          <text:p text:style-name="P5"><text:span text:style-name="T3">Factor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8cm" svg:height="0.8cm" svg:x="2.2cm" svg:y="0.4cm">
          <text:p text:style-name="P3"><text:span text:style-name="T2">Competitive Advantage</text:span>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7" draw:layer="layout" svg:width="9.7cm" svg:height="0.7cm" svg:x="0.2cm" svg:y="4.9cm">
            <text:p text:style-name="P1"><text:span text:style-name="T4">Resource</text:span><text:span text:style-name="T4">s</text:span></text:p>
            <draw:enhanced-geometry svg:viewBox="0 0 21600 21600" draw:type="rectangle" draw:enhanced-path="M 0 0 L 21600 0 21600 21600 0 21600 0 0 Z N"/>
          </draw:custom-shape>
          <draw:g>
            <draw:frame draw:style-name="gr6" draw:text-style-name="P8" draw:layer="layout" svg:width="1.941cm" svg:height="0.683cm" svg:x="0.448cm" svg:y="5.6cm">
              <draw:text-box>
                <text:p><text:span text:style-name="T5">Tangible</text:span></text:p>
              </draw:text-box>
            </draw:frame>
            <draw:frame draw:style-name="gr7" draw:text-style-name="P8" draw:layer="layout" svg:width="2.199cm" svg:height="0.683cm" svg:x="3.668cm" svg:y="5.601cm">
              <draw:text-box>
                <text:p><text:span text:style-name="T5">Intangible</text:span></text:p>
              </draw:text-box>
            </draw:frame>
            <draw:frame draw:style-name="gr6" draw:text-style-name="P8" draw:layer="layout" svg:width="1.941cm" svg:height="0.683cm" svg:x="7.262cm" svg:y="5.601cm">
              <draw:text-box>
                <text:p><text:span text:style-name="T5">Human</text:span></text:p>
              </draw:text-box>
            </draw:frame>
            <draw:frame draw:style-name="gr8" draw:text-style-name="P9" draw:layer="layout" svg:width="2.237cm" svg:height="0.887cm" svg:x="0.3cm" svg:y="6.2cm">
              <draw:text-box>
                <text:list text:style-name="L1">
                  <text:list-item>
                    <text:p><text:span text:style-name="T6">Financi</text:span><text:span text:style-name="T6">al</text:span></text:p>
                  </text:list-item>
                  <text:list-item>
                    <text:p><text:span text:style-name="T6">Physica</text:span><text:span text:style-name="T6">l</text:span></text:p>
                  </text:list-item>
                </text:list>
              </draw:text-box>
            </draw:frame>
            <draw:frame draw:style-name="gr8" draw:text-style-name="P9" draw:layer="layout" svg:width="2.533cm" svg:height="1.205cm" svg:x="3.501cm" svg:y="6.201cm">
              <draw:text-box>
                <text:list text:style-name="L1">
                  <text:list-item>
                    <text:p><text:span text:style-name="T6">Techn</text:span><text:span text:style-name="T6">ology</text:span></text:p>
                  </text:list-item>
                  <text:list-item>
                    <text:p><text:span text:style-name="T6">Reput</text:span><text:span text:style-name="T6">ation</text:span></text:p>
                  </text:list-item>
                  <text:list-item>
                    <text:p><text:span text:style-name="T6">Cultur</text:span><text:span text:style-name="T6">e</text:span></text:p>
                  </text:list-item>
                </text:list>
              </draw:text-box>
            </draw:frame>
            <draw:frame draw:style-name="gr8" draw:text-style-name="P9" draw:layer="layout" svg:width="3.46cm" svg:height="1.205cm" svg:x="6.502cm" svg:y="6.202cm">
              <draw:text-box>
                <text:list text:style-name="L1">
                  <text:list-item>
                    <text:p><text:span text:style-name="T6">Skills / Savoir-faire</text:span></text:p>
                  </text:list-item>
                  <text:list-item>
                    <text:p><text:span text:style-name="T6">Collaboration</text:span></text:p>
                  </text:list-item>
                  <text:list-item>
                    <text:p><text:span text:style-name="T6">Motivation</text:span></text:p>
                  </text:list-item>
                </text:list>
              </draw:text-box>
            </draw:frame>
            <draw:custom-shape draw:style-name="gr9" draw:text-style-name="P10" draw:layer="layout" svg:width="0.2cm" svg:height="0.7cm" svg:x="0.3cm" svg:y="6.3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10" draw:text-style-name="P10" draw:layer="layout" svg:width="0.2cm" svg:height="1cm" svg:x="3.501cm" svg:y="6.3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10" draw:text-style-name="P10" draw:layer="layout" svg:width="0.2cm" svg:height="1cm" svg:x="6.502cm" svg:y="6.301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draw:g>
          <draw:custom-shape draw:style-name="gr11" draw:text-style-name="P10" draw:layer="layout" svg:width="9.7cm" svg:height="2.5cm" svg:x="0.2cm" svg:y="4.9cm">
            <text:p/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" draw:layer="layout" svg:width="1.3cm" svg:height="0.3cm" svg:x="4.4cm" svg:y="4.5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1.3cm" svg:height="0.601cm" svg:x="4.401cm" svg:y="2.8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1.3cm" svg:height="0.3cm" svg:x="4.401cm" svg:y="1.401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1" draw:layer="layout" svg:width="2.3cm" svg:height="0.8cm" svg:x="6.6cm" svg:y="1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5cm" fo:page-height="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 Lijour</meta:initial-creator>
    <meta:creation-date>2017-02-01T19:32:05.449499000</meta:creation-date>
    <dc:date>2017-02-01T22:14:16.469068253</dc:date>
    <dc:creator>Marc Lijour</dc:creator>
    <meta:editing-duration>PT2H31M39S</meta:editing-duration>
    <meta:editing-cycles>3</meta:editing-cycles>
    <meta:generator>LibreOffice/5.2.5.1$Linux_X86_64 LibreOffice_project/20m0$Build-1</meta:generator>
    <meta:document-statistic meta:object-count="21"/>
  </office:meta>
</office:document-meta>
</file>